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apple-system" svg:font-family="apple-system, BlinkMacSystemFont, 'Segoe UI', Roboto, Helvetica, Arial, sans-serif"/>
    <style:font-face style:name="FreeSans1" svg:font-family="FreeSans" style:font-family-generic="swiss"/>
    <style:font-face style:name="Liberation Mono" svg:font-family="'Liberation Mono'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1" fo:font-size="18pt" officeooo:rsid="001b0f6e" officeooo:paragraph-rsid="001b0f6e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Liberation Sans1" fo:font-size="15pt" officeooo:rsid="003114ba" officeooo:paragraph-rsid="003114ba" style:font-size-asian="15pt" style:font-size-complex="15pt"/>
    </style:style>
    <style:style style:name="P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fo:font-weight="bold" officeooo:rsid="00242451" officeooo:paragraph-rsid="00242451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fo:font-weight="bold" officeooo:rsid="001b0f6e" officeooo:paragraph-rsid="001b0f6e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242451" officeooo:paragraph-rsid="00242451" style:font-size-asian="10pt" style:font-size-complex="10pt"/>
    </style:style>
    <style:style style:name="P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cb0b8" officeooo:paragraph-rsid="001cb0b8" style:font-size-asian="10pt" style:font-size-complex="10pt"/>
    </style:style>
    <style:style style:name="P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20f741" officeooo:paragraph-rsid="0020f741" style:font-size-asian="10pt" style:font-size-complex="10pt"/>
    </style:style>
    <style:style style:name="P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22f3e6" officeooo:paragraph-rsid="0022f3e6" style:font-size-asian="10pt" style:font-size-complex="10pt"/>
    </style:style>
    <style:style style:name="P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d10df" officeooo:paragraph-rsid="001d10df" style:font-size-asian="10pt" style:font-size-complex="10pt"/>
    </style:style>
    <style:style style:name="P1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ea3ed" officeooo:paragraph-rsid="001ea3ed" style:font-size-asian="10pt" style:font-size-complex="10pt"/>
    </style:style>
    <style:style style:name="P1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0f6e" officeooo:paragraph-rsid="001b0f6e" style:font-size-asian="10pt" style:font-size-complex="10pt"/>
    </style:style>
    <style:style style:name="P12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0f6e" officeooo:paragraph-rsid="00242451" style:font-size-asian="10pt" style:font-size-complex="10pt"/>
    </style:style>
    <style:style style:name="P13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242451" officeooo:paragraph-rsid="0024d899" style:font-size-asian="10pt" style:font-size-complex="10pt"/>
    </style:style>
    <style:style style:name="P14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242451" officeooo:paragraph-rsid="00242451" style:font-size-asian="10pt" style:font-size-complex="10pt"/>
    </style:style>
    <style:style style:name="P15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25fd3c" officeooo:paragraph-rsid="0025fd3c" style:font-size-asian="10pt" style:font-size-complex="10pt"/>
    </style:style>
    <style:style style:name="P16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fo:font-style="italic" officeooo:rsid="0029834e" officeooo:paragraph-rsid="0029834e" style:font-size-asian="10pt" style:font-style-asian="italic" style:font-size-complex="10pt" style:font-style-complex="italic"/>
    </style:style>
    <style:style style:name="P17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fo:font-style="normal" fo:font-weight="bold" officeooo:rsid="002ad9d6" officeooo:paragraph-rsid="002ad9d6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fo:font-style="normal" fo:font-weight="bold" officeooo:rsid="002ad9d6" officeooo:paragraph-rsid="002dc035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fo:font-style="normal" fo:font-weight="bold" officeooo:rsid="002b32c5" officeooo:paragraph-rsid="002b32c5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fo:font-style="normal" fo:font-weight="bold" officeooo:rsid="002b32c5" officeooo:paragraph-rsid="002d0a9b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fo:font-style="normal" fo:font-weight="normal" officeooo:rsid="002ad9d6" officeooo:paragraph-rsid="002ad9d6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fo:font-style="normal" fo:font-weight="normal" officeooo:rsid="002f5967" officeooo:paragraph-rsid="002f5967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5pt" fo:font-style="normal" fo:font-weight="bold" officeooo:rsid="003114ba" officeooo:paragraph-rsid="003114ba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officeooo:rsid="001f7417"/>
    </style:style>
    <style:style style:name="T2" style:family="text">
      <style:text-properties officeooo:rsid="00242451"/>
    </style:style>
    <style:style style:name="T3" style:family="text">
      <style:text-properties fo:font-variant="normal" fo:text-transform="none" fo:color="#000000" fo:letter-spacing="normal" fo:font-style="normal" fo:font-weight="bold" officeooo:rsid="00242451" style:font-weight-asian="bold" style:font-weight-complex="bold" loext:padding="0in" loext:border="none"/>
    </style:style>
    <style:style style:name="T4" style:family="text">
      <style:text-properties fo:font-variant="normal" fo:text-transform="none" fo:color="#000000" fo:letter-spacing="normal" fo:font-style="normal" fo:font-weight="bold" style:font-style-asian="normal" style:font-weight-asian="bold" style:font-style-complex="normal" style:font-weight-complex="bold" loext:padding="0in" loext:border="none"/>
    </style:style>
    <style:style style:name="T5" style:family="text">
      <style:text-properties fo:font-variant="normal" fo:text-transform="none" fo:color="#000000" fo:letter-spacing="normal" fo:font-style="normal" fo:font-weight="normal" officeooo:rsid="00242451" style:font-weight-asian="normal" style:font-weight-complex="normal" loext:padding="0in" loext:border="none"/>
    </style:style>
    <style:style style:name="T6" style:family="text">
      <style:text-properties fo:font-variant="normal" fo:text-transform="none" fo:color="#000000" fo:letter-spacing="normal" fo:font-style="normal" fo:font-weight="normal" style:font-weight-asian="normal" style:font-weight-complex="normal" loext:padding="0in" loext:border="none"/>
    </style:style>
    <style:style style:name="T7" style:family="text">
      <style:text-properties fo:font-variant="normal" fo:text-transform="none" fo:color="#000000" fo:letter-spacing="normal" fo:font-style="normal" fo:font-weight="normal" officeooo:rsid="0024d899" style:font-weight-asian="normal" style:font-weight-complex="normal" loext:padding="0in" loext:border="none"/>
    </style:style>
    <style:style style:name="T8" style:family="text">
      <style:text-properties fo:font-variant="normal" fo:text-transform="none" fo:color="#000000" fo:letter-spacing="normal" fo:font-style="normal" fo:font-weight="normal" officeooo:rsid="0025fd3c" style:font-weight-asian="normal" style:font-weight-complex="normal" loext:padding="0in" loext:border="none"/>
    </style:style>
    <style:style style:name="T9" style:family="text">
      <style:text-properties fo:font-variant="normal" fo:text-transform="none" fo:color="#000000" fo:letter-spacing="normal" fo:font-style="normal" fo:font-weight="normal" officeooo:rsid="0026c853" style:font-weight-asian="normal" style:font-weight-complex="normal" loext:padding="0in" loext:border="none"/>
    </style:style>
    <style:style style:name="T10" style:family="text">
      <style:text-properties fo:font-variant="normal" fo:text-transform="none" fo:color="#000000" fo:letter-spacing="normal" fo:font-weight="normal" style:font-weight-asian="normal" style:font-weight-complex="normal" loext:padding="0in" loext:border="none"/>
    </style:style>
    <style:style style:name="T11" style:family="text">
      <style:text-properties fo:font-variant="normal" fo:text-transform="none" fo:color="#000000" fo:letter-spacing="normal" fo:font-weight="bold" style:font-weight-asian="bold" style:font-weight-complex="bold" loext:padding="0in" loext:border="none"/>
    </style:style>
    <style:style style:name="T12" style:family="text">
      <style:text-properties fo:font-variant="normal" fo:text-transform="none" fo:color="#000000" fo:letter-spacing="normal" loext:padding="0in" loext:border="non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42451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b32c5" style:font-weight-asian="normal" style:font-weight-complex="normal"/>
    </style:style>
    <style:style style:name="T17" style:family="text">
      <style:text-properties fo:font-weight="normal" officeooo:rsid="002ad9d6" style:font-weight-asian="normal" style:font-weight-complex="normal"/>
    </style:style>
    <style:style style:name="T18" style:family="text">
      <style:text-properties fo:font-weight="normal" officeooo:rsid="002d0a9b" style:font-weight-asian="normal" style:font-weight-complex="normal"/>
    </style:style>
    <style:style style:name="T19" style:family="text">
      <style:text-properties fo:font-weight="normal" officeooo:rsid="002dc035" style:font-weight-asian="normal" style:font-weight-complex="normal"/>
    </style:style>
    <style:style style:name="T20" style:family="text">
      <style:text-properties fo:font-weight="normal" officeooo:rsid="002e9f62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ng consciousness using computer science techniques</text:p>
      <text:p text:style-name="P1"/>
      <text:p text:style-name="P2">TED talks</text:p>
      <text:p text:style-name="P12"><text:span text:style-name="T3">The quest to understand consciousness | Antonio Damasio</text:span></text:p>
      <text:p text:style-name="P12"><text:span text:style-name="T5">We all have it. Have new neuroscientific imaging techniques: looking at living humans, looking at individual synapses.</text:span></text:p>
      <text:p text:style-name="P14"><text:span text:style-name="T6">What is it? What we loose in deep sleep and anesthesia / recover after. What is it?</text:span></text:p>
      <text:p text:style-name="P13"><text:span text:style-name="T6">Part</text:span><text:span text:style-name="T7">s:</text:span></text:p>
      <text:p text:style-name="P13"><text:span text:style-name="T7">1. </text:span><text:span text:style-name="T6">Mind (flow of images) → Neural maps in neuroscience. </text:span><text:span text:style-name="T7">Image-imagining=Image-seeing area</text:span></text:p>
      <text:p text:style-name="P13"><text:span text:style-name="T7">2. </text:span><text:span text:style-name="T6">self </text:span><text:span text:style-name="T7">(hard problem). M</text:span><text:span text:style-name="T6">ind with a self in it. </text:span><text:span text:style-name="T7">Maps of the body → reference (stable). Homeostasis </text:span><text:span text:style-name="T8">(and definition of sickness)</text:span></text:p>
      <text:p text:style-name="P15"><text:span text:style-name="T6">Brain stem parts ↔ these parts (damage argument: if damaged, the functionality </text:span><text:span text:style-name="T9">disappears</text:span><text:span text:style-name="T6">)</text:span></text:p>
      <text:p text:style-name="P16"><text:span text:style-name="T10">Constant distribution of data from internal organs as a reference distribution for creating conscious experience</text:span></text:p>
      <text:p text:style-name="P16"><text:span text:style-name="T11">Type of definition</text:span><text:span text:style-name="T10">: material, part of the brain</text:span></text:p>
      <text:p text:style-name="P16"><text:span text:style-name="T4">Types of self</text:span><text:span text:style-name="T10">: proto, core, autobiographical</text:span></text:p>
      <text:p text:style-name="P16"><text:span text:style-name="T4">Why study consciousness?</text:span><text:span text:style-name="T10">: curiosity, mental health, understanding society</text:span></text:p>
      <text:p text:style-name="P16"><text:span text:style-name="T10"/></text:p>
      <text:p text:style-name="P17">Your brain hallucinates your conscious reality | Anil Seth</text:p>
      <text:p text:style-name="P21">Surgery experience not like sleep (continuity). People ↔ objects. Joy/suffering. Animals? Computers? A lot to do with living organisms. Do not have to be smart to suffer, have to be alive.</text:p>
      <text:p text:style-name="P17">Argument for explainability: <text:span text:style-name="T15">before thought that life is magic, not now</text:span></text:p>
      <text:p text:style-name="P17">Plan:<text:span text:style-name="T15"> need to describe properties</text:span></text:p>
      <text:p text:style-name="P18">Properties: <text:span text:style-name="T15">world, self. Brain=prediction engine. “The best guess about the reality !</text:span><text:span text:style-name="T16">= reality</text:span><text:span text:style-name="T15">” </text:span><text:span text:style-name="T19">– </text:span><text:span text:style-name="T18">P</text:span><text:span text:style-name="T19">redictive perception. “</text:span><text:span text:style-name="T20">Predict ourselves into existense”</text:span></text:p>
      <text:p text:style-name="P19"><text:span text:style-name="T15">Consciousness ← best guess, not reality. </text:span><text:span text:style-name="T17">“Controlled hallucinations”. “</text:span><text:span text:style-name="T15">Brexit is a terrible idea” sound experiment</text:span></text:p>
      <text:p text:style-name="P19"><text:span text:style-name="T17">Consciousness ← </text:span><text:span text:style-name="T15">best guess about self. Best guess about what is and what is not part of the body. Rubber hand experiment.</text:span></text:p>
      <text:p text:style-name="P20"><text:span text:style-name="T17">Consciousness ←</text:span><text:span text:style-name="T18">interoception (internal organs) perception and regulation, </text:span><text:span text:style-name="T19">not “figuring out what’s there”</text:span></text:p>
      <text:p text:style-name="P19">Self: <text:span text:style-name="T15">bodily, perspectival, volitional, narrative, social</text:span></text:p>
      <text:p text:style-name="P21"><text:span text:style-name="T13">Definition:</text:span> physical, by neurons</text:p>
      <text:p text:style-name="P22">Conscious != smart. Many ways of being conscious</text:p>
      <text:p text:style-name="P23"><text:span text:style-name="T12">Popular articles</text:span></text:p>
      <text:p text:style-name="P23"><text:span text:style-name="T12">Scientific articles</text:span></text:p>
      <text:p text:style-name="P3">Points:</text:p>
      <text:p text:style-name="P5">1. Artificial consciousness can exist</text:p>
      <text:p text:style-name="P5">2. Consciousness can be explained using information theory and other topics of Computer Science</text:p>
      <text:p text:style-name="P5">3. Easy problem (behavior) can be explained as computation</text:p>
      <text:p text:style-name="P6"/>
      <text:p text:style-name="P7"/>
      <text:p text:style-name="P3">What am I looking for?</text:p>
      <text:p text:style-name="P7"><text:soft-page-break/>If Blue Brain project claims it’s conscious. Is it? <text:span text:style-name="T2">Need a good </text:span><text:span text:style-name="T14">definition</text:span></text:p>
      <text:p text:style-name="P8">0. Some structure (theory) in theory of learning/information theory need to learn/compute = consciousness?</text:p>
      <text:p text:style-name="P6">1. Definition which explains which parts are required <text:span text:style-name="T1">for a system to be conscious</text:span></text:p>
      <text:p text:style-name="P6">2. Explain why hard problem (experience) exist</text:p>
      <text:p text:style-name="P6">3. What about information processing?</text:p>
      <text:p text:style-name="P6">4. What about action selection?</text:p>
      <text:p text:style-name="P9">5. What about learning?</text:p>
      <text:p text:style-name="P10">6. What about language?</text:p>
      <text:p text:style-name="P6"/>
      <text:p text:style-name="P4">Bibliography</text:p>
      <text:p text:style-name="P11">1. Turing</text:p>
      <text:p text:style-name="P11">2. Matter morally</text:p>
      <text:p text:style-name="P11">3. Information theory</text:p>
      <text:p text:style-name="P11">4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apple-system" svg:font-family="apple-system, BlinkMacSystemFont, 'Segoe UI', Roboto, Helvetica, Arial, sans-serif"/>
    <style:font-face style:name="FreeSans1" svg:font-family="FreeSans" style:font-family-generic="swiss"/>
    <style:font-face style:name="Liberation Mono" svg:font-family="'Liberation Mono'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3:13:48.546764568</meta:creation-date>
    <meta:generator>LibreOffice/5.2.7.2$Linux_X86_64 LibreOffice_project/20m0$Build-2</meta:generator>
    <dc:date>2018-03-28T19:51:59.435794058</dc:date>
    <meta:editing-duration>PT3H56M13S</meta:editing-duration>
    <meta:editing-cycles>20</meta:editing-cycles>
    <meta:document-statistic meta:table-count="0" meta:image-count="0" meta:object-count="0" meta:page-count="2" meta:paragraph-count="44" meta:word-count="391" meta:character-count="2629" meta:non-whitespace-character-count="2280"/>
  </office:meta>
</office:document-meta>
</file>